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932318147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1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2T21:36:39</dc:date>
    <meta:editing-duration>PT00H24M10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25" meta:word-count="119" meta:character-count="537"/>
  </office:meta>
</office:document-meta>
</file>